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116cm" fo:min-width="0.9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4cm" draw:transform="rotate (-1.5707963267949) translate (1.5cm 0.05cm)">
          <text:p/>
          <draw:enhanced-geometry svg:viewBox="0 0 21600 21600" draw:mirror-horizontal="false" draw:mirror-vertical="false" draw:type="block-arc" draw:modifiers="179.650213261884 6313.6080182933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0.4cm" svg:height="0.4cm" svg:x="0.5cm" svg:y="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1T03:00:32.426532795</dc:date>
    <meta:editing-duration>PT22H15M9S</meta:editing-duration>
    <meta:editing-cycles>58</meta:editing-cycles>
    <meta:generator>LibreOffice/5.1.6.2$Linux_X86_64 LibreOffice_project/10m0$Build-2</meta:generator>
    <meta:document-statistic meta:object-count="2"/>
  </office:meta>
</office:document-meta>
</file>